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SelectionEvent.TreeSelectionEvent( Tree source , TreePath path , boolean isN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SelectionEvent.TreeSelectionEvent( Tree source , TreePath paths [ ] , boolean areNew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SelectionEvent.isAdd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lectionEvent.isAddedPath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lectionEvent.get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lectionEvent.TreeSelectionEvent( Tree source , TreePath paths [ ] , boolean allNe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Selection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lectionEvent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